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1B0AA6E9F1C380007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3333" draw:textarea-horizontal-align="justify" draw:textarea-vertical-align="middle" draw:auto-grow-height="false" fo:min-height="0.82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9.602cm" svg:height="18.268cm" svg:x="0.098cm" svg:y="-0.003cm">
          <draw:image xlink:href="Pictures/10000000000002BC000001B0AA6E9F1C38000758.png" xlink:type="simple" xlink:show="embed" xlink:actuate="onLoad">
            <text:p/>
          </draw:image>
        </draw:frame>
        <draw:custom-shape draw:style-name="gr2" draw:text-style-name="P2" draw:layer="layout" svg:width="0.765cm" svg:height="1.224cm" draw:transform="rotate (-3.14159265358979) translate (18.258cm 8.61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765cm" svg:height="1.224cm" draw:transform="rotate (-3.14159265358979) translate (27.948cm 10.96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5T18:06:16.242997535</meta:creation-date>
    <dc:date>2018-03-05T18:08:10.989381526</dc:date>
    <meta:editing-duration>PT1M54S</meta:editing-duration>
    <meta:editing-cycles>1</meta:editing-cycles>
    <meta:document-statistic meta:object-count="3"/>
    <meta:generator>LibreOffice/5.1.6.2$Linux_X86_64 LibreOffice_project/10m0$Build-2</meta:generator>
  </office:meta>
</office:document-meta>
</file>